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e25e" officeooo:paragraph-rsid="0005e25e"/>
    </style:style>
    <style:style style:name="P2" style:family="paragraph" style:parent-style-name="Standard">
      <style:text-properties officeooo:rsid="0005e25e" officeooo:paragraph-rsid="0005e25e" fo:background-color="#fff200"/>
    </style:style>
    <style:style style:name="P3" style:family="paragraph" style:parent-style-name="Standard">
      <style:text-properties fo:font-weight="bold" officeooo:rsid="000caeb4" officeooo:paragraph-rsid="000caeb4" style:font-weight-asian="bold" style:font-weight-complex="bold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ffffff"/>
    </style:style>
    <style:style style:name="T4" style:family="text">
      <style:text-properties officeooo:rsid="000cae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ugh outline of Test 1 Review</text:p>
      <text:p text:style-name="P1"><text:span text:style-name="T2">Know how to break apart monolithic file (3_refactor monolithic file</text:span>)</text:p>
      <text:p text:style-name="P2">Know how to use relative includes</text:p>
      <text:p text:style-name="P2">enums and constants</text:p>
      <text:p text:style-name="P2">magic numbers (dont use, whats wrong with this file question, maybe has a function defined after its called, has magic numbers, has function call that takes a pointer as a param and you dont check for null)</text:p>
      <text:p text:style-name="P1"/>
      <text:p text:style-name="P2">Show you an error in compile process, what generated it?( compiler, linker, preprocessor?)</text:p>
      <text:p text:style-name="P2">what the difference between linker and compiler error. <text:s/>Maybe would this file generate a compiler error? <text:s/>A linker error? (very hard, probably not ask this)</text:p>
      <text:p text:style-name="P2">Never include a cpp file! (auto -10)</text:p>
      <text:p text:style-name="P1"/>
      <text:p text:style-name="P2">header files</text:p>
      <text:p text:style-name="P2">namespaces – know how to create a function thats in a particular namespace)</text:p>
      <text:p text:style-name="P2"/>
      <text:p text:style-name="P2">pointers</text:p>
      <text:p text:style-name="P2">passing by pointer, passing by ref (4_pointer_ref project)</text:p>
      <text:p text:style-name="P2">Pointers (review for test) <text:span text:style-name="T4">project</text:span></text:p>
      <text:p text:style-name="P1">command line param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00:00:11.312940277</meta:creation-date>
    <meta:print-date>2020-02-28T00:12:13.936560492</meta:print-date>
    <dc:date>2020-02-28T13:25:47.412036344</dc:date>
    <meta:editing-duration>PT31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38" meta:character-count="844" meta:non-whitespace-character-count="717"/>
  </office:meta>
</office:document-meta>
</file>